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0mm" table:align="margins"/>
    </style:style>
    <style:style style:name="Таблица1.A" style:family="table-column">
      <style:table-column-properties style:column-width="28.01mm" style:rel-column-width="10797*"/>
    </style:style>
    <style:style style:name="Таблица1.B" style:family="table-column">
      <style:table-column-properties style:column-width="85.32mm" style:rel-column-width="32889*"/>
    </style:style>
    <style:style style:name="Таблица1.C" style:family="table-column">
      <style:table-column-properties style:column-width="56.67mm" style:rel-column-width="21849*"/>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2" style:family="table">
      <style:table-properties style:width="170mm" table:align="margins"/>
    </style:style>
    <style:style style:name="Таблица2.A" style:family="table-column">
      <style:table-column-properties style:column-width="28.01mm" style:rel-column-width="10797*"/>
    </style:style>
    <style:style style:name="Таблица2.B" style:family="table-column">
      <style:table-column-properties style:column-width="85.32mm" style:rel-column-width="32889*"/>
    </style:style>
    <style:style style:name="Таблица2.C" style:family="table-column">
      <style:table-column-properties style:column-width="56.67mm" style:rel-column-width="21849*"/>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Standard" style:list-style-name="L1"/>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3.81mm" draw:z-index="0" draw:name="Фигура1" draw:style-name="gr1" draw:text-style-name="P3" svg:width="42.61mm" svg:height="5.95mm" draw:control="control1"/><text:s text:c="11"/></text:p>
      <text:p text:style-name="Text_20_body">Панель с макросами для редактора</text:p>
      <text:p text:style-name="Text_20_body"><draw:control text:anchor-type="as-char" svg:y="-4mm" draw:z-index="1" draw:name="Фигура1" draw:style-name="gr1" draw:text-style-name="P3" svg:width="63.47mm" svg:height="5.95mm" draw:control="control2"/><text:s text:c="9"/></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P1"><draw:control text:anchor-type="as-char" svg:y="-3.83mm" draw:z-index="2" draw:name="Фигура1" draw:style-name="gr1" draw:text-style-name="P3" svg:width="97.71mm" svg:height="5.95mm" draw:control="control3"/></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642403128" text:style-name="L1">
              <text:list-item>
                <text:p text:style-name="P2">Множество последовательных пробелов заменяется на единственный</text:p>
              </text:list-item>
              <text:list-item>
                <text:p text:style-name="P2">Удаляются пробелы перед знаками <text:soft-page-break/>пунктуации</text:p>
              </text:list-item>
              <text:list-item>
                <text:p text:style-name="P2">Тире между цифрами заменяется на цифровое тире</text:p>
              </text:list-item>
              <text:list-item>
                <text:p text:style-name="P2">Тире между словами заменяется на среднее тире</text:p>
              </text:list-item>
              <text:list-item>
                <text:p text:style-name="P2">Пробелы после открывания скобок или кавычек удаляются</text:p>
              </text:list-item>
              <text:list-item>
                <text:p text:style-name="P2">Пробел между фамилией и последующими инициалами заменяется на неразрывный</text:p>
              </text:list-item>
              <text:list-item>
                <text:p text:style-name="P2">Пробел между инициалами и последующей фамилией заменяется на неразрывный</text:p>
              </text:list-item>
              <text:list-item>
                <text:p text:style-name="P2">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Пробел между с. 7 и т. 7 заменяется на неразрывный</text:p>
              </text:list-item>
              <text:list-item>
                <text:p text:style-name="P2">Пробел между серия 7, часть 7, том 7 заменяется на неразрывный</text:p>
              </text:list-item>
              <text:list-item>
                <text:p text:style-name="P2">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text:soft-page-break/></text:p>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225558171581093" text:continue-numbering="true" text:style-name="L1">
              <text:list-header>
                <text:p text:style-name="P2">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able:table-row>
          <table:table-cell table:style-name="Таблица2.A2" office:value-type="string">
            <text:p text:style-name="Table_20_Contents">_!</text:p>
          </table:table-cell>
          <table:table-cell table:style-name="Таблица2.A2" office:value-type="string">
            <text:list xml:id="list225557278266406" text:continue-numbering="true" text:style-name="L1">
              <text:list-header>
                <text:p text:style-name="P2">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225556447251396" text:continue-numbering="true" text:style-name="L1">
              <text:list-header>
                <text:p text:style-name="P2">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225556432571835" text:continue-numbering="true" text:style-name="L1">
              <text:list-header>
                <text:p text:style-name="P2">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225557447671152" text:continue-numbering="true" text:style-name="L1">
              <text:list-header>
                <text:p text:style-name="P2">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225557120474629" text:continue-numbering="true" text:style-name="L1">
              <text:list-header>
                <text:p text:style-name="P2">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225557199613940" text:continue-numbering="true" text:style-name="L1">
              <text:list-header>
                <text:p text:style-name="P2">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225556802533330" text:continue-numbering="true" text:style-name="L1">
              <text:list-header>
                <text:p text:style-name="P2">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225557360560438" text:continue-numbering="true" text:style-name="L1">
              <text:list-header>
                <text:p text:style-name="P2">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225557422882908" text:continue-numbering="true" text:style-name="L1">
              <text:list-header>
                <text:p text:style-name="P2">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225556311317061" text:continue-numbering="true" text:style-name="L1">
              <text:list-header>
                <text:p text:style-name="P2">Пробелы между с. 7 и серия 7 заменяются <text:soft-page-break/>на неразрывные</text:p>
              </text:list-header>
            </text:list>
          </table:table-cell>
          <table:table-cell table:style-name="Таблица2.C2" office:value-type="string">
            <text:p text:style-name="Table_20_Contents">Publishing.Correction.execut<text:soft-page-break/>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225557900977711" text:continue-numbering="true" text:style-name="L1">
              <text:list-header>
                <text:p text:style-name="P2">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225557742885277" text:continue-numbering="true" text:style-name="L1">
              <text:list-header>
                <text:p text:style-name="P2">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225556708842238" text:continue-list="list225557742885277" text:style-name="L1">
              <text:list-item text:start-value="1">
                <text:p text:style-name="P2">Множество последовательных пробелов заменяется на единственный</text:p>
              </text:list-item>
              <text:list-item>
                <text:p text:style-name="P2">Удаляются пробелы перед знаками пунктуации</text:p>
              </text:list-item>
              <text:list-item>
                <text:p text:style-name="P2">Тире между цифрами заменяется на цифровое тире</text:p>
              </text:list-item>
              <text:list-item>
                <text:p text:style-name="P2">Тире между словами заменяется на среднее тире</text:p>
              </text:list-item>
              <text:list-item>
                <text:p text:style-name="P2">Пробелы после открывания скобок или кавычек удаляются</text:p>
              </text:list-item>
              <text:list-item>
                <text:p text:style-name="P2">Пробел между фамилией и последующими инициалами заменяется на неразрывный</text:p>
              </text:list-item>
              <text:list-item>
                <text:p text:style-name="P2">Пробел между инициалами и последующей фамилией заменяется на неразрывный</text:p>
              </text:list-item>
              <text:list-item>
                <text:p text:style-name="P2">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Пробел между с. 7 и т. 7 заменяется на <text:soft-page-break/>неразрывный</text:p>
              </text:list-item>
              <text:list-item>
                <text:p text:style-name="P2">Пробел между серия 7, часть 7, том 7 заменяется на неразрывный</text:p>
              </text:list-item>
              <text:list-item>
                <text:p text:style-name="P2">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2H17M25S</meta:editing-duration>
    <meta:editing-cycles>569</meta:editing-cycles>
    <meta:generator>LibreOffice/5.4.3.2$Linux_X86_64 LibreOffice_project/92a7159f7e4af62137622921e809f8546db437e5</meta:generator>
    <dc:date>2019-01-28T22:55:56.109874251</dc:date>
    <meta:document-statistic meta:table-count="2" meta:image-count="0" meta:object-count="0" meta:page-count="5" meta:paragraph-count="135" meta:word-count="905" meta:character-count="7574"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ArabicD"
SearchString = "\uF0F1"
oReplaceString = "́"
ReplaceFormatting(SearchString,oReplaceString,SrchAttributes,ReplAttributes, false)
ReplaceFormatting(SearchString,oReplaceString,SrchAttributes,ReplAttributes, true)

substituteCharNameInStyles( "WL LatinAllIn1Goth","ArabicD")
End Sub

Sub fixNBSpaces
Dim SrchAttributes(0) as new com.sun.star.beans.PropertyValue
Dim ReplAttributes(0) as new com.sun.star.beans.PropertyValue

ReplAttributes(0).Name = "CharFontName"
ReplAttributes(0).Value = "Times New Roman"
SearchString = "\u00A0"
oReplaceString = " "
ReplaceFormatting(SearchString,oReplaceString,SrchAttributes,ReplAttributes, false)
ReplaceFormatting(SearchString,oReplaceString,SrchAttributes,ReplAttributes, true)

End Sub

Sub badGothToArabicD
Dim SrchAttributes(0) as new com.sun.star.beans.PropertyValue
Dim ReplAttributes(0) as new com.sun.star.beans.PropertyValue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TimesArabicToAriabicD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U2Serif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to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searchAndRemoveDirectFormatting(searchString)
oVC = thisComponent.getCurrentController.getViewCursor
oVC.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Correction.executeRemoveBadCharacters?language=Basic&amp;location=application"
  sCmdLable = "!UTF"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sCmdID   = "vnd.sun.star.script:Publishing.Correction.TimesArabicToAriabicD?language=Basic&amp;location=application"
  sCmdLable = "TimesArabicToArabicD"
  nCount = 13
  oToolbarItem = CreateSimpleToolbarItem( sCmdID, sCmdLable )
  oTBSettings.insertByIndex( nCount, oToolbarItem )
  
  sCmdID   = "vnd.sun.star.script:Publishing.Correction.badGothToArabicD?language=Basic&amp;location=application"
  sCmdLable = "BadGothToArabicD"
  nCount = 14
  oToolbarItem = CreateSimpleToolbarItem( sCmdID, sCmdLable )
  oTBSettings.insertByIndex( nCount, oToolbarItem )
  
  sCmdID   = "vnd.sun.star.script:Publishing.Correction.fixNBSpaces?language=Basic&amp;location=application"
  sCmdLable = "fixNBSpaces"
  nCount = 15
  oToolbarItem = CreateSimpleToolbarItem( sCmdID, sCmdLable )
  oTBSettings.insertByIndex( nCount, oToolbarItem )
  
  sCmdID   = "vnd.sun.star.script:Publishing.Correction.toIPH?language=Basic&amp;location=application"
  sCmdLable = "toIPH"
  nCount = 16
  oToolbarItem = CreateSimpleToolbarItem( sCmdID, sCmdLable )
  oTBSettings.insertByIndex( nCount, oToolbarItem )

  sCmdID   = "vnd.sun.star.script:Publishing.Correction.U2Serif?language=Basic&amp;location=application"
  sCmdLable = "U2S"
  nCount = 17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